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left="1.475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2" style:family="paragraph" style:parent-style-name="Heading_20_1" style:list-style-name="WWNum2">
      <style:paragraph-properties fo:margin-left="1.475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" style:family="paragraph" style:parent-style-name="Heading_20_1" style:list-style-name="WWNum2">
      <style:paragraph-properties fo:margin-left="2.745cm" fo:margin-right="0cm" fo:margin-top="0.314cm" fo:margin-bottom="0cm" loext:contextual-spacing="false" fo:line-height="100%" fo:text-align="start" style:justify-single-word="false" fo:text-indent="-0.635cm" style:auto-text-indent="false">
        <style:tab-stops>
          <style:tab-stop style:position="2.745cm"/>
        </style:tab-stops>
      </style:paragraph-properties>
    </style:style>
    <style:style style:name="P4" style:family="paragraph" style:parent-style-name="Heading_20_2">
      <style:paragraph-properties fo:margin-top="0.002cm" fo:margin-bottom="0cm" loext:contextual-spacing="false"/>
    </style:style>
    <style:style style:name="P5" style:family="paragraph" style:parent-style-name="Heading_20_3" style:list-style-name="WWNum3">
      <style:paragraph-properties fo:margin-left="0.497cm" fo:margin-right="0cm" fo:margin-top="0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6" style:family="paragraph" style:parent-style-name="Heading_20_3" style:list-style-name="WWNum4">
      <style:paragraph-properties fo:margin-left="0.497cm" fo:margin-right="0cm" fo:margin-top="0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7" style:family="paragraph" style:parent-style-name="Heading_20_3" style:list-style-name="WWNum4">
      <style:paragraph-properties fo:margin-left="0.497cm" fo:margin-right="0cm" fo:margin-top="0.002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8" style:family="paragraph" style:parent-style-name="Heading_20_3" style:list-style-name="WWNum4" style:master-page-name="Converted2">
      <style:paragraph-properties fo:margin-left="0.497cm" fo:margin-right="0cm" fo:margin-top="0.136cm" fo:margin-bottom="0cm" loext:contextual-spacing="false" fo:line-height="100%" fo:text-align="start" style:justify-single-word="false" fo:text-indent="-0.295cm" style:auto-text-indent="false" style:page-number="auto">
        <style:tab-stops>
          <style:tab-stop style:position="0.499cm"/>
        </style:tab-stops>
      </style:paragraph-properties>
    </style:style>
    <style:style style:name="P9" style:family="paragraph" style:parent-style-name="Heading_20_3" style:list-style-name="WWNum4">
      <style:paragraph-properties fo:margin-left="0.497cm" fo:margin-right="0cm" fo:margin-top="0.332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10" style:family="paragraph" style:parent-style-name="List_20_Paragraph" style:list-style-name="WWNum1">
      <style:paragraph-properties fo:margin-left="1.475cm" fo:margin-right="1.554cm" fo:margin-top="0.007cm" fo:margin-bottom="0cm" loext:contextual-spacing="false" fo:line-height="98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1" style:family="paragraph" style:parent-style-name="List_20_Paragraph" style:list-style-name="WWNum1">
      <style:paragraph-properties fo:margin-left="1.475cm" fo:margin-right="0cm" fo:margin-top="0.005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2" style:family="paragraph" style:parent-style-name="List_20_Paragraph" style:list-style-name="WWNum3">
      <style:paragraph-properties fo:margin-left="1.475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3" style:family="paragraph" style:parent-style-name="List_20_Paragraph" style:list-style-name="WWNum4">
      <style:paragraph-properties fo:margin-left="1.475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4" style:family="paragraph" style:parent-style-name="List_20_Paragraph" style:list-style-name="WWNum4">
      <style:paragraph-properties fo:margin-left="1.475cm" fo:margin-right="0cm" fo:margin-top="0.002cm" fo:margin-bottom="0cm" loext:contextual-spacing="false" fo:line-height="0.427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5" style:family="paragraph" style:parent-style-name="List_20_Paragraph" style:list-style-name="WWNum3">
      <style:paragraph-properties fo:margin-left="1.475cm" fo:margin-right="0cm" fo:margin-top="0cm" fo:margin-bottom="0cm" loext:contextual-spacing="false" fo:line-height="0.427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6" style:family="paragraph" style:parent-style-name="List_20_Paragraph" style:list-style-name="WWNum4">
      <style:paragraph-properties fo:margin-left="1.475cm" fo:margin-right="0cm" fo:margin-top="0cm" fo:margin-bottom="0cm" loext:contextual-spacing="false" fo:line-height="0.427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7" style:family="paragraph" style:parent-style-name="List_20_Paragraph" style:list-style-name="WWNum4">
      <style:paragraph-properties fo:margin-left="1.475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8" style:family="paragraph" style:parent-style-name="List_20_Paragraph" style:list-style-name="WWNum4">
      <style:paragraph-properties fo:margin-left="1.475cm" fo:margin-right="0cm" fo:margin-top="0cm" fo:margin-bottom="0cm" loext:contextual-spacing="false" fo:line-height="0.42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9" style:family="paragraph" style:parent-style-name="List_20_Paragraph" style:list-style-name="WWNum4">
      <style:paragraph-properties fo:margin-left="1.475cm" fo:margin-right="0cm" fo:margin-top="0cm" fo:margin-bottom="0cm" loext:contextual-spacing="false" fo:line-height="0.423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0" style:family="paragraph" style:parent-style-name="List_20_Paragraph" style:list-style-name="WWNum2">
      <style:paragraph-properties fo:margin-left="2.745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45cm"/>
        </style:tab-stops>
      </style:paragraph-properties>
    </style:style>
    <style:style style:name="P21" style:family="paragraph" style:parent-style-name="List_20_Paragraph" style:list-style-name="WWNum4">
      <style:paragraph-properties fo:margin-left="2.745cm" fo:margin-right="0cm" fo:margin-top="0cm" fo:margin-bottom="0cm" loext:contextual-spacing="false" fo:line-height="0.429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</style:style>
    <style:style style:name="P22" style:family="paragraph" style:parent-style-name="List_20_Paragraph" style:list-style-name="WWNum4">
      <style:paragraph-properties fo:margin-left="2.745cm" fo:margin-right="0cm" fo:margin-top="0cm" fo:margin-bottom="0cm" loext:contextual-spacing="false" fo:line-height="0.432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</style:style>
    <style:style style:name="P23" style:family="paragraph" style:parent-style-name="List_20_Paragraph" style:list-style-name="WWNum4">
      <style:paragraph-properties fo:margin-left="2.745cm" fo:margin-right="0cm" fo:margin-top="0cm" fo:margin-bottom="0cm" loext:contextual-spacing="false" fo:line-height="0.437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</style:style>
    <style:style style:name="P24" style:family="paragraph" style:parent-style-name="List_20_Paragraph" style:list-style-name="WWNum4">
      <style:paragraph-properties fo:margin-left="2.745cm" fo:margin-right="0cm" fo:margin-top="0cm" fo:margin-bottom="0cm" loext:contextual-spacing="false" fo:line-height="0.427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</style:style>
    <style:style style:name="P25" style:family="paragraph" style:parent-style-name="List_20_Paragraph" style:list-style-name="WWNum4" style:master-page-name="Converted1">
      <style:paragraph-properties fo:margin-left="2.745cm" fo:margin-right="0cm" fo:margin-top="0.136cm" fo:margin-bottom="0cm" loext:contextual-spacing="false" fo:line-height="0.437cm" fo:text-align="start" style:justify-single-word="false" fo:text-indent="-0.635cm" style:auto-text-indent="false" style:page-number="auto">
        <style:tab-stops>
          <style:tab-stop style:position="2.743cm"/>
          <style:tab-stop style:position="2.745cm"/>
        </style:tab-stops>
      </style:paragraph-properties>
    </style:style>
    <style:style style:name="P26" style:family="paragraph" style:parent-style-name="List_20_Paragraph" style:list-style-name="WWNum3">
      <style:paragraph-properties fo:margin-left="0.497cm" fo:margin-right="0cm" fo:margin-top="0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27" style:family="paragraph" style:parent-style-name="List_20_Paragraph" style:list-style-name="WWNum3">
      <style:paragraph-properties fo:margin-left="0.497cm" fo:margin-right="0cm" fo:margin-top="0.323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28" style:family="paragraph" style:parent-style-name="List_20_Paragraph" style:list-style-name="WWNum3">
      <style:paragraph-properties fo:margin-left="0.497cm" fo:margin-right="0cm" fo:margin-top="0.321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29" style:family="paragraph" style:parent-style-name="List_20_Paragraph" style:list-style-name="WWNum4">
      <style:paragraph-properties fo:margin-left="1.475cm" fo:margin-right="12.086cm" fo:margin-top="0cm" fo:margin-bottom="0cm" loext:contextual-spacing="false" fo:line-height="0.423cm" fo:text-align="end" style:justify-single-word="false" fo:text-indent="-1.475cm" style:auto-text-indent="false">
        <style:tab-stops>
          <style:tab-stop style:position="0.633cm"/>
          <style:tab-stop style:position="1.475cm"/>
        </style:tab-stops>
      </style:paragraph-properties>
    </style:style>
    <style:style style:name="P30" style:family="paragraph" style:parent-style-name="List_20_Paragraph" style:list-style-name="WWNum4">
      <style:paragraph-properties fo:margin-left="2.745cm" fo:margin-right="12.1cm" fo:margin-top="0cm" fo:margin-bottom="0cm" loext:contextual-spacing="false" fo:line-height="0.434cm" fo:text-align="end" style:justify-single-word="false" fo:text-indent="-2.745cm" style:auto-text-indent="false">
        <style:tab-stops>
          <style:tab-stop style:position="0.633cm"/>
          <style:tab-stop style:position="0.635cm"/>
        </style:tab-stops>
      </style:paragraph-properties>
    </style:style>
    <style:style style:name="P31" style:family="paragraph" style:parent-style-name="Standard" style:master-page-name="Standard">
      <style:paragraph-properties fo:margin-left="0.205cm" fo:margin-right="2.245cm" fo:margin-top="0.145cm" fo:margin-bottom="0cm" loext:contextual-spacing="false" fo:line-height="98%" fo:text-align="start" style:justify-single-word="false" fo:text-indent="0cm" style:auto-text-indent="false" style:page-number="auto"/>
    </style:style>
    <style:style style:name="P32" style:family="paragraph" style:parent-style-name="Standard">
      <style:paragraph-properties fo:margin-left="0.205cm" fo:margin-right="0.198cm" fo:margin-top="0cm" fo:margin-bottom="0cm" loext:contextual-spacing="false" fo:line-height="106%" fo:text-align="start" style:justify-single-word="false" fo:text-indent="0cm" style:auto-text-indent="false"/>
    </style:style>
    <style:style style:name="P33" style:family="paragraph" style:parent-style-name="Standard">
      <style:paragraph-properties fo:margin-left="0.205cm" fo:margin-right="0cm" fo:margin-top="0.289cm" fo:margin-bottom="0cm" loext:contextual-spacing="false" fo:text-align="start" style:justify-single-word="false" fo:text-indent="0cm" style:auto-text-indent="false"/>
    </style:style>
    <style:style style:name="P34" style:family="paragraph" style:parent-style-name="Text_20_body">
      <style:text-properties fo:font-size="9pt" style:font-size-asian="9pt"/>
    </style:style>
    <style:style style:name="P35" style:family="paragraph" style:parent-style-name="Text_20_body">
      <style:text-properties fo:font-weight="bold" style:font-weight-asian="bold"/>
    </style:style>
    <style:style style:name="P36" style:family="paragraph" style:parent-style-name="Text_20_body">
      <style:text-properties fo:font-style="italic" style:font-style-asian="italic"/>
    </style:style>
    <style:style style:name="P37" style:family="paragraph" style:parent-style-name="Text_20_body">
      <style:paragraph-properties fo:margin-top="0cm" fo:margin-bottom="0cm" loext:contextual-spacing="false"/>
      <style:text-properties fo:font-size="11pt" fo:font-weight="bold" style:font-size-asian="11pt" style:font-weight-asian="bold"/>
    </style:style>
    <style:style style:name="P38" style:family="paragraph" style:parent-style-name="Text_20_body">
      <style:paragraph-properties fo:margin-top="0cm" fo:margin-bottom="0cm" loext:contextual-spacing="false"/>
      <style:text-properties fo:font-size="11pt" style:font-size-asian="11pt"/>
    </style:style>
    <style:style style:name="P39" style:family="paragraph" style:parent-style-name="Text_20_body">
      <style:paragraph-properties fo:margin-top="0cm" fo:margin-bottom="0cm" loext:contextual-spacing="false"/>
      <style:text-properties fo:font-size="12pt" fo:font-weight="bold" style:font-size-asian="12pt" style:font-weight-asian="bold"/>
    </style:style>
    <style:style style:name="P40" style:family="paragraph" style:parent-style-name="Text_20_body">
      <style:paragraph-properties fo:margin-top="0.011cm" fo:margin-bottom="0cm" loext:contextual-spacing="false"/>
      <style:text-properties fo:font-size="18pt" fo:font-weight="bold" style:font-size-asian="18pt" style:font-weight-asian="bold"/>
    </style:style>
    <style:style style:name="P41" style:family="paragraph" style:parent-style-name="Text_20_body">
      <style:paragraph-properties fo:margin-left="0.205cm" fo:margin-right="0cm" fo:margin-top="0cm" fo:margin-bottom="0cm" loext:contextual-spacing="false" fo:text-indent="0cm" style:auto-text-indent="false"/>
    </style:style>
    <style:style style:name="P42" style:family="paragraph" style:parent-style-name="Text_20_body">
      <style:paragraph-properties fo:margin-left="0.205cm" fo:margin-right="4.136cm" fo:margin-top="0cm" fo:margin-bottom="0cm" loext:contextual-spacing="false" fo:text-indent="0cm" style:auto-text-indent="false"/>
    </style:style>
    <style:style style:name="P43" style:family="paragraph" style:parent-style-name="Text_20_body">
      <style:paragraph-properties fo:margin-top="0.004cm" fo:margin-bottom="0cm" loext:contextual-spacing="false"/>
    </style:style>
    <style:style style:name="P44" style:family="paragraph" style:parent-style-name="Text_20_body">
      <style:paragraph-properties fo:margin-top="0.004cm" fo:margin-bottom="0cm" loext:contextual-spacing="false"/>
      <style:text-properties fo:font-size="9.5pt" fo:font-style="italic" style:font-size-asian="9.5pt" style:font-style-asian="italic"/>
    </style:style>
    <style:style style:name="P45" style:family="paragraph" style:parent-style-name="Text_20_body">
      <style:paragraph-properties fo:margin-top="0.014cm" fo:margin-bottom="0cm" loext:contextual-spacing="false"/>
      <style:text-properties fo:font-size="10.5pt" fo:font-weight="bold" style:font-size-asian="10.5pt" style:font-weight-asian="bold"/>
    </style:style>
    <style:style style:name="P46" style:family="paragraph" style:parent-style-name="Text_20_body">
      <style:paragraph-properties fo:margin-top="0.014cm" fo:margin-bottom="0cm" loext:contextual-spacing="false"/>
      <style:text-properties fo:font-size="17pt" style:font-size-asian="17pt"/>
    </style:style>
    <style:style style:name="P47" style:family="paragraph" style:parent-style-name="Text_20_body">
      <style:paragraph-properties fo:margin-top="0.014cm" fo:margin-bottom="0cm" loext:contextual-spacing="false"/>
      <style:text-properties fo:font-size="9.5pt" fo:font-style="italic" style:font-size-asian="9.5pt" style:font-style-asian="italic"/>
    </style:style>
    <style:style style:name="P48" style:family="paragraph" style:parent-style-name="Text_20_body">
      <style:paragraph-properties fo:margin-top="0.014cm" fo:margin-bottom="0cm" loext:contextual-spacing="false"/>
      <style:text-properties fo:font-size="9.5pt" fo:font-weight="bold" style:font-size-asian="9.5pt" style:font-weight-asian="bold"/>
    </style:style>
    <style:style style:name="P49" style:family="paragraph" style:parent-style-name="Text_20_body">
      <style:paragraph-properties fo:margin-top="0.012cm" fo:margin-bottom="0cm" loext:contextual-spacing="false"/>
      <style:text-properties fo:font-size="17pt" style:font-size-asian="17pt"/>
    </style:style>
    <style:style style:name="P50" style:family="paragraph" style:parent-style-name="Text_20_body">
      <style:paragraph-properties fo:margin-top="0.016cm" fo:margin-bottom="0cm" loext:contextual-spacing="false"/>
      <style:text-properties fo:font-size="9.5pt" fo:font-style="italic" style:font-size-asian="9.5pt" style:font-style-asian="italic"/>
    </style:style>
    <style:style style:name="P51" style:family="paragraph" style:parent-style-name="Text_20_body">
      <style:paragraph-properties fo:margin-top="0.016cm" fo:margin-bottom="0cm" loext:contextual-spacing="false"/>
      <style:text-properties fo:font-size="9.5pt" style:font-size-asian="9.5pt"/>
    </style:style>
    <style:style style:name="P52" style:family="paragraph" style:parent-style-name="Text_20_body">
      <style:paragraph-properties fo:margin-top="0.016cm" fo:margin-bottom="0cm" loext:contextual-spacing="false"/>
      <style:text-properties fo:font-size="9.5pt" fo:font-weight="bold" style:font-size-asian="9.5pt" style:font-weight-asian="bold"/>
    </style:style>
    <style:style style:name="P53" style:family="paragraph" style:parent-style-name="Text_20_body">
      <style:paragraph-properties fo:margin-top="0.007cm" fo:margin-bottom="0cm" loext:contextual-spacing="false"/>
      <style:text-properties fo:font-size="9.5pt" fo:font-weight="bold" style:font-size-asian="9.5pt" style:font-weight-asian="bold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fo:letter-spacing="-0.048cm" style:font-size-asian="10pt"/>
    </style:style>
    <style:style style:name="T4" style:family="text">
      <style:text-properties fo:font-size="10pt" fo:letter-spacing="-0.011cm" style:font-size-asian="10pt"/>
    </style:style>
    <style:style style:name="T5" style:family="text">
      <style:text-properties fo:font-size="10pt" fo:letter-spacing="-0.011cm" fo:font-style="italic" style:font-size-asian="10pt" style:font-style-asian="italic"/>
    </style:style>
    <style:style style:name="T6" style:family="text">
      <style:text-properties fo:font-size="10pt" fo:letter-spacing="-0.018cm" style:font-size-asian="10pt"/>
    </style:style>
    <style:style style:name="T7" style:family="text">
      <style:text-properties fo:font-size="10pt" fo:letter-spacing="-0.018cm" fo:font-style="italic" style:font-size-asian="10pt" style:font-style-asian="italic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font-size="10pt" fo:letter-spacing="-0.007cm" style:font-size-asian="10pt"/>
    </style:style>
    <style:style style:name="T10" style:family="text">
      <style:text-properties fo:font-size="10pt" fo:letter-spacing="-0.007cm" fo:font-style="italic" style:font-size-asian="10pt" style:font-style-asian="italic"/>
    </style:style>
    <style:style style:name="T11" style:family="text">
      <style:text-properties fo:font-size="10pt" fo:letter-spacing="-0.055cm" style:font-size-asian="10pt"/>
    </style:style>
    <style:style style:name="T12" style:family="text">
      <style:text-properties fo:font-size="10pt" fo:font-style="italic" style:font-size-asian="10pt" style:font-style-asian="italic"/>
    </style:style>
    <style:style style:name="T13" style:family="text">
      <style:text-properties fo:font-size="10pt" fo:font-style="italic" officeooo:rsid="001ec9f5" style:font-size-asian="10pt" style:font-style-asian="italic"/>
    </style:style>
    <style:style style:name="T14" style:family="text">
      <style:text-properties fo:font-size="10pt" fo:letter-spacing="-0.009cm" fo:font-style="italic" style:font-size-asian="10pt" style:font-style-asian="italic"/>
    </style:style>
    <style:style style:name="T15" style:family="text">
      <style:text-properties fo:font-size="10pt" fo:letter-spacing="-0.009cm" style:font-size-asian="10pt"/>
    </style:style>
    <style:style style:name="T16" style:family="text">
      <style:text-properties fo:font-size="10pt" fo:letter-spacing="-0.037cm" style:font-size-asian="10pt"/>
    </style:style>
    <style:style style:name="T17" style:family="text">
      <style:text-properties fo:font-size="10pt" fo:letter-spacing="-0.005cm" fo:font-style="italic" style:font-size-asian="10pt" style:font-style-asian="italic"/>
    </style:style>
    <style:style style:name="T18" style:family="text">
      <style:text-properties fo:font-size="10pt" fo:letter-spacing="-0.005cm" style:font-size-asian="10pt"/>
    </style:style>
    <style:style style:name="T19" style:family="text">
      <style:text-properties fo:font-size="10pt" fo:letter-spacing="-0.014cm" fo:font-style="italic" style:font-size-asian="10pt" style:font-style-asian="italic"/>
    </style:style>
    <style:style style:name="T20" style:family="text">
      <style:text-properties fo:font-size="10pt" fo:letter-spacing="-0.014cm" style:font-size-asian="10pt"/>
    </style:style>
    <style:style style:name="T21" style:family="text">
      <style:text-properties fo:font-size="10pt" fo:letter-spacing="-0.004cm" fo:font-style="italic" style:font-size-asian="10pt" style:font-style-asian="italic"/>
    </style:style>
    <style:style style:name="T22" style:family="text">
      <style:text-properties fo:font-size="10pt" fo:letter-spacing="-0.012cm" fo:font-style="italic" style:font-size-asian="10pt" style:font-style-asian="italic"/>
    </style:style>
    <style:style style:name="T23" style:family="text">
      <style:text-properties fo:font-size="10pt" fo:letter-spacing="-0.012cm" style:font-size-asian="10pt"/>
    </style:style>
    <style:style style:name="T24" style:family="text">
      <style:text-properties fo:font-size="10pt" fo:letter-spacing="-0.016cm" style:font-size-asian="10pt"/>
    </style:style>
    <style:style style:name="T25" style:family="text">
      <style:text-properties fo:font-size="10pt" fo:letter-spacing="-0.026cm" style:font-size-asian="10pt"/>
    </style:style>
    <style:style style:name="T26" style:family="text">
      <style:text-properties fo:font-size="10pt" fo:letter-spacing="0.002cm" fo:font-style="italic" style:font-size-asian="10pt" style:font-style-asian="italic"/>
    </style:style>
    <style:style style:name="T27" style:family="text">
      <style:text-properties fo:font-size="10pt" fo:letter-spacing="-0.051cm" style:font-size-asian="10pt"/>
    </style:style>
    <style:style style:name="T28" style:family="text">
      <style:text-properties fo:font-size="10pt" fo:letter-spacing="-0.002cm" fo:font-style="italic" style:font-size-asian="10pt" style:font-style-asian="italic"/>
    </style:style>
    <style:style style:name="T29" style:family="text">
      <style:text-properties fo:color="#0563c1" style:text-underline-style="solid" style:text-underline-width="auto" style:text-underline-color="#0563c1"/>
    </style:style>
    <style:style style:name="T30" style:family="text">
      <style:text-properties fo:color="#0563c1" fo:font-size="10pt" style:text-underline-style="solid" style:text-underline-width="auto" style:text-underline-color="#0563c1" style:font-size-asian="10pt"/>
    </style:style>
    <style:style style:name="T31" style:family="text">
      <style:text-properties fo:letter-spacing="-0.007cm"/>
    </style:style>
    <style:style style:name="T32" style:family="text">
      <style:text-properties fo:font-size="11pt" fo:font-weight="bold" style:font-size-asian="11pt" style:font-weight-asian="bold"/>
    </style:style>
    <style:style style:name="T33" style:family="text">
      <style:text-properties fo:font-size="11pt" fo:letter-spacing="-0.004cm" fo:font-weight="bold" style:font-size-asian="11pt" style:font-weight-asian="bold"/>
    </style:style>
    <style:style style:name="T34" style:family="text">
      <style:text-properties fo:font-size="11pt" style:font-size-asian="11pt"/>
    </style:style>
    <style:style style:name="T35" style:family="text">
      <style:text-properties fo:font-size="11pt" fo:letter-spacing="-0.011cm" style:font-size-asian="11pt"/>
    </style:style>
    <style:style style:name="T36" style:family="text">
      <style:text-properties fo:font-size="11pt" fo:letter-spacing="-0.035cm" style:font-size-asian="11pt"/>
    </style:style>
    <style:style style:name="T37" style:family="text">
      <style:text-properties fo:font-size="11pt" fo:letter-spacing="-0.028cm" style:font-size-asian="11pt"/>
    </style:style>
    <style:style style:name="T38" style:family="text">
      <style:text-properties fo:font-size="11pt" fo:letter-spacing="-0.018cm" style:font-size-asian="11pt"/>
    </style:style>
    <style:style style:name="T39" style:family="text">
      <style:text-properties fo:letter-spacing="-0.004cm"/>
    </style:style>
    <style:style style:name="T40" style:family="text">
      <style:text-properties fo:letter-spacing="-0.009cm"/>
    </style:style>
    <style:style style:name="T41" style:family="text">
      <style:text-properties fo:font-size="9pt" fo:font-weight="normal" style:font-size-asian="9pt" style:font-weight-asian="normal"/>
    </style:style>
    <style:style style:name="T42" style:family="text">
      <style:text-properties fo:font-size="9pt" style:text-underline-style="solid" style:text-underline-width="auto" style:text-underline-color="font-color" style:font-size-asian="9pt"/>
    </style:style>
    <style:style style:name="T43" style:family="text">
      <style:text-properties fo:font-size="9pt" style:font-size-asian="9pt"/>
    </style:style>
    <style:style style:name="T44" style:family="text">
      <style:text-properties fo:font-size="9pt" fo:font-weight="bold" style:font-size-asian="9pt" style:font-weight-asian="bold"/>
    </style:style>
    <style:style style:name="T45" style:family="text">
      <style:text-properties fo:font-size="9pt" fo:letter-spacing="-0.005cm" fo:font-weight="bold" style:font-size-asian="9pt" style:font-weight-asian="bold"/>
    </style:style>
    <style:style style:name="T46" style:family="text">
      <style:text-properties fo:font-size="9pt" fo:letter-spacing="-0.016cm" fo:font-weight="bold" style:font-size-asian="9pt" style:font-weight-asian="bold"/>
    </style:style>
    <style:style style:name="T47" style:family="text">
      <style:text-properties fo:font-size="9pt" fo:letter-spacing="-0.016cm" style:text-underline-style="solid" style:text-underline-width="auto" style:text-underline-color="font-color" style:font-size-asian="9pt"/>
    </style:style>
    <style:style style:name="T48" style:family="text">
      <style:text-properties fo:letter-spacing="-0.002cm"/>
    </style:style>
    <style:style style:name="T49" style:family="text">
      <style:text-properties fo:letter-spacing="-0.011cm"/>
    </style:style>
    <style:style style:name="T50" style:family="text">
      <style:text-properties fo:letter-spacing="-0.01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1"><text:span text:style-name="T1">Format d’import des mesures dans eMJPM pour les mandataires et les préposés d’établissement</text:span></text:p>
        <text:p text:style-name="P40"/>
        <text:p text:style-name="P41">Ce document est à destination :</text:p>
        <text:list xml:id="list854067204" text:style-name="WWNum1">
          <text:list-item>
            <text:p text:style-name="P10"><text:span text:style-name="T2">des éditeurs de logiciels qui souhaitent proposer à leurs utilisateurs un export des</text:span><text:span text:style-name="T3"> </text:span><text:span text:style-name="T2">données compatibles avec le format d’import</text:span><text:span text:style-name="T4"> </text:span><text:span text:style-name="T2">d’eMJPM.</text:span></text:p>
          </text:list-item>
          <text:list-item>
            <text:p text:style-name="P11"><text:span text:style-name="T2">des utilisateurs d’eMJPM qui souhaitent importer leurs</text:span><text:span text:style-name="T6"> </text:span><text:span text:style-name="T2">mesures</text:span></text:p>
          </text:list-item>
        </text:list>
        <text:p text:style-name="Text_20_body"/>
        <text:p text:style-name="P42">Si vous avez la moindre difficulté vous pouvez nous contacter à l’adresse suivante <text:a xlink:type="simple" xlink:href="mailto:support.emjpm@fabrique.social.gouv.fr" text:style-name="Default_20_Style" text:visited-style-name="Default_20_Style"><text:span text:style-name="T29">support.emjpm@fabrique.social.gouv.fr</text:span></text:a></text:p>
        <text:p text:style-name="P43"/>
        <text:list xml:id="list1739854300" text:style-name="WWNum2">
          <text:list-item>
            <text:h text:style-name="P1" text:outline-level="2">Format de fichier<text:span text:style-name="T31"> </text:span>accepté</text:h>
          </text:list-item>
        </text:list>
        <text:p text:style-name="P37"/>
        <text:h text:style-name="P4" text:outline-level="3">Vous avez la possibilité d’utiliser deux formats pour le fichier d’import.</text:h>
        <text:p text:style-name="P38"/>
        <text:list xml:id="list230052460046391" text:continue-numbering="true" text:style-name="WWNum2">
          <text:list-item>
            <text:list>
              <text:list-item>
                <text:p text:style-name="P20"><text:span text:style-name="T32">Format</text:span><text:span text:style-name="T33"> </text:span><text:span text:style-name="T32">CSV</text:span></text:p>
              </text:list-item>
            </text:list>
          </text:list-item>
        </text:list>
        <text:p text:style-name="P45"/>
        <text:list xml:id="list1739474463" text:style-name="WWNum3">
          <text:list-item>
            <text:p text:style-name="P26"><text:span text:style-name="T8">format du fichier </text:span><text:span text:style-name="T2">: </text:span><text:span text:style-name="T34">fichier</text:span><text:span text:style-name="T35"> </text:span><text:span text:style-name="T32">csv</text:span></text:p>
          </text:list-item>
          <text:list-item>
            <text:p text:style-name="P27"><text:span text:style-name="T8">extensions acceptées: </text:span><text:span text:style-name="T34">.txt, .csv</text:span></text:p>
          </text:list-item>
          <text:list-item>
            <text:p text:style-name="P28"><text:span text:style-name="T8">caractère de séparation </text:span><text:span text:style-name="T2">: une </text:span><text:span text:style-name="T34">tabulation ‘\t’ ou un point virgule ‘</text:span><text:span text:style-name="T36"> </text:span><text:span text:style-name="T34">;’</text:span></text:p>
          </text:list-item>
          <text:list-item>
            <text:p text:style-name="P27"><text:span text:style-name="T8">codage de caractère</text:span><text:span text:style-name="T2">:</text:span><text:span text:style-name="T9"> </text:span><text:span text:style-name="T34">UTF-8</text:span></text:p>
          </text:list-item>
        </text:list>
        <text:list xml:id="list230052085509158" text:continue-list="list230052460046391" text:style-name="WWNum2">
          <text:list-item>
            <text:list>
              <text:list-item>
                <text:h text:style-name="P3" text:outline-level="2">Format<text:span text:style-name="T39"> </text:span>Excel</text:h>
              </text:list-item>
            </text:list>
          </text:list-item>
        </text:list>
        <text:p text:style-name="P37"/>
        <text:list xml:id="list230051450550963" text:continue-list="list1739474463" text:style-name="WWNum3">
          <text:list-item>
            <text:p text:style-name="P26"><text:span text:style-name="T8">format du fichier </text:span><text:span text:style-name="T2">: </text:span><text:span text:style-name="T34">fichier</text:span><text:span text:style-name="T37"> </text:span><text:span text:style-name="T32">excel</text:span></text:p>
          </text:list-item>
          <text:list-item>
            <text:p text:style-name="P27"><text:span text:style-name="T8">extensions acceptées: </text:span><text:span text:style-name="T34">.xls,</text:span><text:span text:style-name="T38"> </text:span><text:span text:style-name="T34">.xlsx</text:span></text:p>
          </text:list-item>
        </text:list>
        <text:p text:style-name="P49"/>
        <text:list xml:id="list230051077477763" text:continue-list="list230052085509158" text:style-name="WWNum2">
          <text:list-item>
            <text:h text:style-name="P2" text:outline-level="2">Règles et formats des<text:span text:style-name="T40"> </text:span>colonnes</text:h>
          </text:list-item>
        </text:list>
        <text:p text:style-name="P37"/>
        <text:p text:style-name="P41">Le fichier doit respecter le nom et l’ordre des colonnes décrit dans le paragraphe suivant</text:p>
        <text:p text:style-name="P46"/>
        <text:list xml:id="list230051172507784" text:continue-list="list230051450550963" text:style-name="WWNum3">
          <text:list-item>
            <text:h text:style-name="P5" text:outline-level="4">date_ouverture<text:span text:style-name="T41">:</text:span></text:h>
          </text:list-item>
        </text:list>
        <text:p text:style-name="P34"/>
        <text:list xml:id="list230051418185727" text:continue-numbering="true" text:style-name="WWNum3">
          <text:list-item>
            <text:list>
              <text:list-item>
                <text:p text:style-name="P12"><text:span text:style-name="T42">Définition</text:span><text:span text:style-name="T43">: </text:span><text:span text:style-name="T2">date de décision de l’attribution de la mesure ou date à laquelle la mesure a été</text:span><text:span text:style-name="T11"> </text:span><text:span text:style-name="T2">attribuée.</text:span></text:p>
              </text:list-item>
              <text:list-item>
                <text:p text:style-name="P15"><text:span text:style-name="T44">Donnée</text:span><text:span text:style-name="T45"> </text:span><text:span text:style-name="T44">obligatoire</text:span></text:p>
              </text:list-item>
              <text:list-item>
                <text:p text:style-name="P15"><text:span text:style-name="T42">Format:</text:span><text:span text:style-name="T43"> </text:span><text:span text:style-name="T2">date sous la forme JJ/MM/AAAA (</text:span><text:span text:style-name="T12">Exemple :</text:span><text:span text:style-name="T14"> </text:span><text:span text:style-name="T12">28/11/2010)</text:span></text:p>
              </text:list-item>
            </text:list>
          </text:list-item>
        </text:list>
        <text:p text:style-name="P50"/>
        <text:list xml:id="list2589760461" text:style-name="WWNum4">
          <text:list-item>
            <text:h text:style-name="P6" text:outline-level="4">type<text:span text:style-name="T48"> </text:span>:</text:h>
          </text:list-item>
        </text:list>
        <text:p text:style-name="P35"/>
        <text:list xml:id="list230052108725979" text:continue-numbering="true" text:style-name="WWNum4">
          <text:list-item>
            <text:list>
              <text:list-item>
                <text:p text:style-name="P17"><text:span text:style-name="T42">Définition</text:span><text:span text:style-name="T43">: </text:span><text:span text:style-name="T2">type de mesure. Doit être au format texte et parmi une des propositions</text:span><text:span text:style-name="T16"> </text:span><text:span text:style-name="T2">suivantes</text:span></text:p>
              </text:list-item>
              <text:list-item>
                <text:p text:style-name="P14"><text:span text:style-name="T44">Donnée</text:span><text:span text:style-name="T46"> </text:span><text:span text:style-name="T44">obligatoire</text:span></text:p>
              </text:list-item>
              <text:list-item>
                <text:p text:style-name="P18"><text:span text:style-name="T42">Valeurs acceptées</text:span><text:span text:style-name="T47"> </text:span><text:span text:style-name="T42">:</text:span></text:p>
                <text:list>
                  <text:list-item>
                    <text:p text:style-name="P21"><text:span text:style-name="T12">curatelle, curatelle</text:span><text:span text:style-name="T17"> </text:span><text:span text:style-name="T12">renforcée</text:span></text:p>
                  </text:list-item>
                  <text:list-item>
                    <text:p text:style-name="P22"><text:span text:style-name="T12">curatelle renforcée à la</text:span><text:span text:style-name="T14"> </text:span><text:span text:style-name="T12">personne</text:span></text:p>
                  </text:list-item>
                  <text:list-item>
                    <text:p text:style-name="P22"><text:span text:style-name="T12">curatelle renforcée aux</text:span><text:span text:style-name="T10"> </text:span><text:span text:style-name="T12">biens</text:span></text:p>
                  </text:list-item>
                  <text:list-item>
                    <text:p text:style-name="P22"><text:span text:style-name="T12">curatelle renforcée aux biens et à la</text:span><text:span text:style-name="T19"> </text:span><text:span text:style-name="T12">personne</text:span></text:p>
                  </text:list-item>
                  <text:list-item>
                    <text:p text:style-name="P22"><text:span text:style-name="T12">curatelle</text:span><text:span text:style-name="T21"> </text:span><text:span text:style-name="T12">simple</text:span></text:p>
                  </text:list-item>
                  <text:list-item>
                    <text:p text:style-name="P22"><text:span text:style-name="T12">curatelle simple à la</text:span><text:span text:style-name="T14"> </text:span><text:span text:style-name="T12">personne</text:span></text:p>
                  </text:list-item>
                  <text:list-item>
                    <text:p text:style-name="P23"><text:span text:style-name="T12">curatelle simple aux</text:span><text:span text:style-name="T10"> </text:span><text:span text:style-name="T12">biens</text:span></text:p>
                  </text:list-item>
                </text:list>
              </text:list-item>
            </text:list>
          </text:list-item>
        </text:list>
      </text:section>
      <text:list xml:id="list230051543649200" text:continue-numbering="true" text:style-name="WWNum4">
        <text:list-item>
          <text:list>
            <text:list-item>
              <text:list>
                <text:list-item>
                  <text:p text:style-name="P25"><text:span text:style-name="T12">curatelle simple aux biens et à la</text:span><text:span text:style-name="T7"> </text:span><text:span text:style-name="T12">personne</text:span></text:p>
                </text:list-item>
                <text:list-item>
                  <text:p text:style-name="P22"><text:span text:style-name="T12">maj</text:span></text:p>
                </text:list-item>
                <text:list-item>
                  <text:p text:style-name="P22"><text:span text:style-name="T12">mandat de protection</text:span><text:span text:style-name="T10"> </text:span><text:span text:style-name="T12">future</text:span></text:p>
                </text:list-item>
                <text:list-item>
                  <text:p text:style-name="P22"><text:span text:style-name="T12">mesure ad</text:span><text:span text:style-name="T17"> </text:span><text:span text:style-name="T12">hoc</text:span></text:p>
                </text:list-item>
                <text:list-item>
                  <text:p text:style-name="P24"><text:span text:style-name="T12">sauvegarde de</text:span><text:span text:style-name="T17"> </text:span><text:span text:style-name="T12">justice</text:span></text:p>
                </text:list-item>
                <text:list-item>
                  <text:p text:style-name="P24"><text:span text:style-name="T12">sauvegarde de justice avec mandat</text:span><text:span text:style-name="T5"> </text:span><text:span text:style-name="T12">spécial</text:span></text:p>
                </text:list-item>
                <text:list-item>
                  <text:p text:style-name="P22"><text:span text:style-name="T12">subrogé</text:span><text:span text:style-name="T21"> </text:span><text:span text:style-name="T12">curateur</text:span></text:p>
                </text:list-item>
                <text:list-item>
                  <text:p text:style-name="P22"><text:span text:style-name="T12">subrogé</text:span><text:span text:style-name="T21"> </text:span><text:span text:style-name="T12">tuteur</text:span></text:p>
                </text:list-item>
                <text:list-item>
                  <text:p text:style-name="P22"><text:span text:style-name="T12">tutelle</text:span></text:p>
                </text:list-item>
                <text:list-item>
                  <text:p text:style-name="P22"><text:span text:style-name="T12">tutelle à la</text:span><text:span text:style-name="T10"> </text:span><text:span text:style-name="T12">personne</text:span></text:p>
                </text:list-item>
                <text:list-item>
                  <text:p text:style-name="P22"><text:span text:style-name="T12">tutelle aux</text:span><text:span text:style-name="T17"> </text:span><text:span text:style-name="T12">bien</text:span><text:span text:style-name="T13">s</text:span></text:p>
                </text:list-item>
                <text:list-item>
                  <text:p text:style-name="P23"><text:span text:style-name="T12">tutelle aux biens et à la</text:span><text:span text:style-name="T22"> </text:span><text:span text:style-name="T12">personne</text:span></text:p>
                </text:list-item>
              </text:list>
            </text:list-item>
          </text:list>
        </text:list-item>
      </text:list>
      <text:p text:style-name="P44"/>
      <text:list xml:id="list230051516782684" text:continue-numbering="true" text:style-name="WWNum4">
        <text:list-item>
          <text:h text:style-name="P7" text:outline-level="4">code_postal<text:span text:style-name="T49"> </text:span><text:span text:style-name="T43">:</text:span></text:h>
        </text:list-item>
      </text:list>
      <text:p text:style-name="P35"/>
      <text:list xml:id="list230052159045700" text:continue-numbering="true" text:style-name="WWNum4">
        <text:list-item>
          <text:list>
            <text:list-item>
              <text:p text:style-name="P17"><text:span text:style-name="T42">Définition</text:span><text:span text:style-name="T43">: </text:span><text:span text:style-name="T2">code postal du lieu de vie du</text:span><text:span text:style-name="T24"> </text:span><text:span text:style-name="T2">majeur.</text:span></text:p>
            </text:list-item>
            <text:list-item>
              <text:p text:style-name="P14"><text:span text:style-name="T44">Donnée</text:span><text:span text:style-name="T45"> </text:span><text:span text:style-name="T44">obligatoire</text:span></text:p>
            </text:list-item>
            <text:list-item>
              <text:p text:style-name="P16"><text:span text:style-name="T42">Format:</text:span><text:span text:style-name="T43"> </text:span><text:span text:style-name="T2">doit être au format nombre </text:span><text:span text:style-name="T12">(Exemple :</text:span><text:span text:style-name="T14"> </text:span><text:span text:style-name="T12">75001)</text:span></text:p>
            </text:list-item>
          </text:list>
        </text:list-item>
      </text:list>
      <text:p text:style-name="P47"/>
      <text:list xml:id="list230052752800198" text:continue-numbering="true" text:style-name="WWNum4">
        <text:list-item>
          <text:h text:style-name="P6" text:outline-level="4">ville<text:span text:style-name="T49"> </text:span><text:span text:style-name="T43">:</text:span></text:h>
        </text:list-item>
      </text:list>
      <text:p text:style-name="P35"/>
      <text:list xml:id="list230051114324863" text:continue-numbering="true" text:style-name="WWNum4">
        <text:list-item>
          <text:list>
            <text:list-item>
              <text:p text:style-name="P13"><text:span text:style-name="T42">Définition</text:span><text:span text:style-name="T43">: </text:span><text:span text:style-name="T2">ville du lieu de vie du majeur à inscrire en toute</text:span><text:span text:style-name="T25"> </text:span><text:span text:style-name="T2">lettre.</text:span></text:p>
            </text:list-item>
            <text:list-item>
              <text:p text:style-name="P16"><text:span text:style-name="T44">Donnée</text:span><text:span text:style-name="T45"> </text:span><text:span text:style-name="T44">obligatoire</text:span></text:p>
            </text:list-item>
            <text:list-item>
              <text:p text:style-name="P16"><text:span text:style-name="T42">Format:</text:span><text:span text:style-name="T43"> </text:span><text:span text:style-name="T2">(</text:span><text:span text:style-name="T12">Exemple</text:span><text:span text:style-name="T26"> </text:span><text:span text:style-name="T12">Paris)</text:span></text:p>
            </text:list-item>
          </text:list>
        </text:list-item>
      </text:list>
      <text:p text:style-name="P50"/>
      <text:list xml:id="list230052515817553" text:continue-numbering="true" text:style-name="WWNum4">
        <text:list-item>
          <text:h text:style-name="P6" text:outline-level="4">civilite<text:span text:style-name="T49"> </text:span><text:span text:style-name="T43">:</text:span></text:h>
        </text:list-item>
      </text:list>
      <text:p text:style-name="P35"/>
      <text:list xml:id="list230052870590698" text:continue-numbering="true" text:style-name="WWNum4">
        <text:list-item>
          <text:list>
            <text:list-item>
              <text:p text:style-name="P17"><text:span text:style-name="T42">Définition</text:span><text:span text:style-name="T43">: </text:span><text:span text:style-name="T2">genre du</text:span><text:span text:style-name="T15"> </text:span><text:span text:style-name="T2">majeur</text:span></text:p>
            </text:list-item>
            <text:list-item>
              <text:p text:style-name="P14"><text:span text:style-name="T44">Donnée</text:span><text:span text:style-name="T45"> </text:span><text:span text:style-name="T44">obligatoire</text:span></text:p>
            </text:list-item>
            <text:list-item>
              <text:p text:style-name="P16"><text:span text:style-name="T42">Format:</text:span><text:span text:style-name="T43"> </text:span><text:span text:style-name="T2">F ou H (Femme /</text:span><text:span text:style-name="T18"> </text:span><text:span text:style-name="T2">Homme)</text:span></text:p>
            </text:list-item>
          </text:list>
        </text:list-item>
      </text:list>
      <text:p text:style-name="P51"/>
      <text:list xml:id="list230052841088192" text:continue-numbering="true" text:style-name="WWNum4">
        <text:list-item>
          <text:h text:style-name="P6" text:outline-level="4">annee<text:span text:style-name="T49"> </text:span><text:span text:style-name="T43">:</text:span></text:h>
        </text:list-item>
      </text:list>
      <text:p text:style-name="P35"/>
      <text:list xml:id="list230052317715558" text:continue-numbering="true" text:style-name="WWNum4">
        <text:list-item>
          <text:list>
            <text:list-item>
              <text:p text:style-name="P17"><text:span text:style-name="T42">Définition</text:span><text:span text:style-name="T43">: </text:span><text:span text:style-name="T2">année de naissance du</text:span><text:span text:style-name="T23"> </text:span><text:span text:style-name="T2">majeur</text:span></text:p>
            </text:list-item>
            <text:list-item>
              <text:p text:style-name="P14"><text:span text:style-name="T44">Donnée</text:span><text:span text:style-name="T45"> </text:span><text:span text:style-name="T44">obligatoire</text:span></text:p>
            </text:list-item>
            <text:list-item>
              <text:p text:style-name="P16"><text:span text:style-name="T42">Format:</text:span><text:span text:style-name="T43"> </text:span><text:span text:style-name="T2">doit être au format sous format AAAA </text:span><text:span text:style-name="T12">(Exemple :</text:span><text:span text:style-name="T22"> </text:span><text:span text:style-name="T12">1982)</text:span></text:p>
            </text:list-item>
          </text:list>
        </text:list-item>
      </text:list>
      <text:p text:style-name="P36"/>
      <text:list xml:id="list230051776774170" text:continue-numbering="true" text:style-name="WWNum4">
        <text:list-item>
          <text:h text:style-name="P6" text:outline-level="4">numero_rg<text:span text:style-name="T49"> </text:span><text:span text:style-name="T43">:</text:span></text:h>
        </text:list-item>
      </text:list>
      <text:p text:style-name="P52"/>
      <text:list xml:id="list230052572275876" text:continue-numbering="true" text:style-name="WWNum4">
        <text:list-item>
          <text:list>
            <text:list-item>
              <text:p text:style-name="P17"><text:span text:style-name="T42">Définition</text:span><text:span text:style-name="T43">: </text:span><text:span text:style-name="T2">numéro RG de la</text:span><text:span text:style-name="T23"> </text:span><text:span text:style-name="T2">mesure</text:span></text:p>
            </text:list-item>
            <text:list-item>
              <text:p text:style-name="P17"><text:span text:style-name="T44">Donnée</text:span><text:span text:style-name="T45"> </text:span><text:span text:style-name="T44">obligatoire</text:span></text:p>
            </text:list-item>
          </text:list>
        </text:list-item>
      </text:list>
      <text:p text:style-name="P52"/>
      <text:list xml:id="list230052089604149" text:continue-numbering="true" text:style-name="WWNum4">
        <text:list-item>
          <text:h text:style-name="P6" text:outline-level="4">numero_dossier<text:span text:style-name="T50"> </text:span><text:span text:style-name="T43">:</text:span></text:h>
        </text:list-item>
      </text:list>
      <text:p text:style-name="P52"/>
      <text:list xml:id="list230052166298781" text:continue-numbering="true" text:style-name="WWNum4">
        <text:list-item>
          <text:list>
            <text:list-item>
              <text:p text:style-name="P17"><text:span text:style-name="T42">Définition</text:span><text:span text:style-name="T43">: </text:span><text:span text:style-name="T2">numéro de dossier attribué à une mesure. Ce numéro est interne au fonctionnement</text:span><text:span text:style-name="T27"> </text:span><text:span text:style-name="T2">du</text:span></text:p>
            </text:list-item>
            <text:list-item>
              <text:p text:style-name="P13"><text:span text:style-name="T44">Donnée</text:span><text:span text:style-name="T45"> </text:span><text:span text:style-name="T44">facultative</text:span></text:p>
            </text:list-item>
          </text:list>
        </text:list-item>
      </text:list>
      <text:p text:style-name="P48"/>
      <text:list xml:id="list230052579759983" text:continue-numbering="true" text:style-name="WWNum4">
        <text:list-item>
          <text:h text:style-name="P6" text:outline-level="4">residence<text:span text:style-name="T49"> </text:span><text:span text:style-name="T43">:</text:span></text:h>
        </text:list-item>
      </text:list>
      <text:p text:style-name="P35"/>
      <text:list xml:id="list230052722078515" text:continue-numbering="true" text:style-name="WWNum4">
        <text:list-item>
          <text:list>
            <text:list-item>
              <text:p text:style-name="P14"><text:span text:style-name="T42">Définition</text:span><text:span text:style-name="T43">: </text:span><text:span text:style-name="T2">lieu de résidence du majeur</text:span><text:span text:style-name="T23"> </text:span><text:span text:style-name="T2">protégé</text:span></text:p>
            </text:list-item>
            <text:list-item>
              <text:p text:style-name="P19"><text:span text:style-name="T44">Donnée</text:span><text:span text:style-name="T45"> </text:span><text:span text:style-name="T44">obligatoire</text:span></text:p>
            </text:list-item>
            <text:list-item>
              <text:p text:style-name="P29"><text:span text:style-name="T42">Valeurs acceptées</text:span><text:span text:style-name="T47"> </text:span><text:span text:style-name="T42">:</text:span></text:p>
              <text:list>
                <text:list-item>
                  <text:p text:style-name="P30"><text:span text:style-name="T28">domicile</text:span></text:p>
                </text:list-item>
                <text:list-item>
                  <text:p text:style-name="P22"><text:span text:style-name="T12">en</text:span><text:span text:style-name="T21"> </text:span><text:span text:style-name="T12">établissement</text:span></text:p>
                </text:list-item>
                <text:list-item>
                  <text:p text:style-name="P22"><text:span text:style-name="T12">en établissement avec conservation du</text:span><text:span text:style-name="T5"> </text:span><text:span text:style-name="T12">domicile</text:span></text:p>
                </text:list-item>
                <text:list-item>
                  <text:p text:style-name="P23"><text:span text:style-name="T12">sdf</text:span></text:p>
                </text:list-item>
              </text:list>
            </text:list-item>
          </text:list>
        </text:list-item>
        <text:list-item>
          <text:h text:style-name="P8" text:outline-level="4">tribunal_siret<text:span text:style-name="T43">:</text:span></text:h>
        </text:list-item>
      </text:list>
      <text:p text:style-name="P35"/>
      <text:list xml:id="list230052674716184" text:continue-numbering="true" text:style-name="WWNum4">
        <text:list-item>
          <text:list>
            <text:list-item>
              <text:p text:style-name="P13"><text:span text:style-name="T42">Définition</text:span><text:span text:style-name="T43">: </text:span><text:span text:style-name="T2">SIRET du tribunal d’attribution de la</text:span><text:span text:style-name="T20"> </text:span><text:span text:style-name="T2">mesure</text:span></text:p>
            </text:list-item>
            <text:list-item>
              <text:p text:style-name="P17"><text:span text:style-name="T44">Donnée</text:span><text:span text:style-name="T45"> </text:span><text:span text:style-name="T44">obligatoire</text:span></text:p>
            </text:list-item>
          </text:list>
        </text:list-item>
      </text:list>
      <text:p text:style-name="P53"/>
      <text:list xml:id="list230051187383796" text:continue-numbering="true" text:style-name="WWNum4">
        <text:list-item>
          <text:h text:style-name="P6" text:outline-level="4">tribunal_cabinet<text:span text:style-name="T43">:</text:span></text:h>
        </text:list-item>
      </text:list>
      <text:p text:style-name="P35"/>
      <text:list xml:id="list230051485903885" text:continue-numbering="true" text:style-name="WWNum4">
        <text:list-item>
          <text:list>
            <text:list-item>
              <text:p text:style-name="P17"><text:span text:style-name="T42">Définition</text:span><text:span text:style-name="T43">: </text:span><text:span text:style-name="T2">cabinet du</text:span><text:span text:style-name="T9"> </text:span><text:span text:style-name="T2">tribunal</text:span></text:p>
            </text:list-item>
            <text:list-item>
              <text:p text:style-name="P13"><text:span text:style-name="T44">Donnée</text:span><text:span text:style-name="T45"> </text:span><text:span text:style-name="T44">facultative</text:span></text:p>
            </text:list-item>
          </text:list>
        </text:list-item>
      </text:list>
      <text:p text:style-name="P39"/>
      <text:list xml:id="list230052322671984" text:continue-numbering="true" text:style-name="WWNum4">
        <text:list-item>
          <text:h text:style-name="P9" text:outline-level="4">antenne<text:span text:style-name="T43">:</text:span></text:h>
        </text:list-item>
      </text:list>
      <text:p text:style-name="P35"/>
      <text:list xml:id="list230052171631560" text:continue-numbering="true" text:style-name="WWNum4">
        <text:list-item>
          <text:list>
            <text:list-item>
              <text:p text:style-name="P17"><text:span text:style-name="T42">Définition</text:span><text:span text:style-name="T43">: </text:span><text:span text:style-name="T2">Nom de l’antenne dans le cas d’un service avec des</text:span><text:span text:style-name="T25"> </text:span><text:span text:style-name="T2">antennes</text:span></text:p>
            </text:list-item>
            <text:list-item>
              <text:p text:style-name="P13"><text:span text:style-name="T44">Donnée</text:span><text:span text:style-name="T45"> </text:span><text:span text:style-name="T44">facultative</text:span></text:p>
            </text:list-item>
          </text:list>
        </text:list-item>
      </text:list>
      <text:p text:style-name="P52"/>
      <text:p text:style-name="P32"><text:span text:style-name="T34">Notre équipe reste à votre disposition si vous souhaitez échanger ou si avez besoins d’informations complémentaires via notre boîte mail de support </text:span><text:a xlink:type="simple" xlink:href="mailto:support.emjpm@fabrique.social.gouv.fr" text:style-name="Default_20_Style" text:visited-style-name="Default_20_Style"><text:span text:style-name="T30">support.emjpm@fabrique.social.gouv.fr</text:span></text:a></text:p>
      <text:p text:style-name="P33"><text:span text:style-name="T34">L’équipe eMJP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02cm" fo:margin-bottom="0cm" loext:contextual-spacing="false"/>
      <style:text-properties style:font-name="Calibri" fo:font-family="Calibri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Calibri2" style:font-family-complex="Calibri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75cm" fo:margin-right="0cm" fo:text-indent="-0.635cm" style:auto-text-indent="false"/>
      <style:text-properties style:font-name="Calibri" fo:font-family="Calibri" style:font-family-generic="roman" style:font-pitch="variable" fo:font-size="11pt" fo:font-weight="bold" style:font-name-asian="Calibri2" style:font-family-asian="Calibri" style:font-family-generic-asian="system" style:font-pitch-asian="variable" style:font-size-asian="11pt" style:font-weight-asian="bold" style:font-name-complex="Calibri2" style:font-family-complex="Calibri" style:font-family-generic-complex="system" style:font-pitch-complex="variable" style:font-size-complex="11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5cm" fo:margin-right="0cm" fo:text-indent="0cm" style:auto-text-indent="false"/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497cm" fo:margin-right="0cm" fo:text-indent="-0.295cm" style:auto-text-indent="false"/>
      <style:text-properties style:font-name="Calibri" fo:font-family="Calibri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Calibri2" style:font-family-complex="Calibri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10pt" fo:font-weight="bold" style:font-name-asian="Calibri2" style:font-family-asian="Calibri" style:font-family-generic-asian="system" style:font-pitch-asian="variable" style:font-size-asian="10pt" style:font-weight-asian="bold" style:font-name-complex="Calibri2" style:font-family-complex="Calibri" style:font-family-generic-complex="system" style:font-pitch-complex="variable" style:font-size-complex="10pt" style:font-weight-complex="bold" style:text-scale="100%"/>
    </style:style>
    <style:style style:name="ListLabel_20_2" style:display-name="ListLabel 2" style:family="text">
      <style:text-properties fo:font-size="10pt" style:font-name-asian="Calibri2" style:font-family-asian="Calibri" style:font-family-generic-asian="system" style:font-pitch-asian="variable" style:font-size-asian="10pt" style:font-name-complex="Calibri2" style:font-family-complex="Calibri" style:font-family-generic-complex="system" style:font-pitch-complex="variable" style:font-size-complex="10pt" style:text-scale="100%"/>
    </style:style>
    <style:style style:name="ListLabel_20_3" style:display-name="ListLabel 3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text-scale="100%"/>
    </style:style>
    <style:style style:name="ListLabel_20_4" style:display-name="ListLabel 4" style:family="text">
      <style:text-properties fo:font-size="10pt" style:font-name-asian="Calibri2" style:font-family-asian="Calibri" style:font-family-generic-asian="system" style:font-pitch-asian="variable" style:font-size-asian="10pt" style:font-name-complex="Calibri2" style:font-family-complex="Calibri" style:font-family-generic-complex="system" style:font-pitch-complex="variable" style:font-size-complex="10pt" style:text-scale="100%"/>
    </style:style>
    <style:style style:name="ListLabel_20_5" style:display-name="ListLabel 5" style:family="text">
      <style:text-properties fo:font-size="10pt" style:font-name-asian="Calibri2" style:font-family-asian="Calibri" style:font-family-generic-asian="system" style:font-pitch-asian="variable" style:font-size-asian="10pt" style:font-name-complex="Calibri2" style:font-family-complex="Calibri" style:font-family-generic-complex="system" style:font-pitch-complex="variable" style:font-size-complex="10pt" style:text-scale="100%"/>
    </style:style>
    <style:style style:name="ListLabel_20_6" style:display-name="ListLabel 6" style:family="text">
      <style:text-properties fo:font-size="11pt" fo:letter-spacing="-0.002cm" fo:font-weight="bold" style:font-name-asian="Calibri2" style:font-family-asian="Calibri" style:font-family-generic-asian="system" style:font-pitch-asian="variable" style:font-size-asian="11pt" style:font-weight-asian="bold" style:font-name-complex="Calibri2" style:font-family-complex="Calibri" style:font-family-generic-complex="system" style:font-pitch-complex="variable" style:font-size-complex="11pt" style:font-weight-complex="bold" style:text-scale="100%"/>
    </style:style>
    <style:style style:name="ListLabel_20_7" style:display-name="ListLabel 7" style:family="text">
      <style:text-properties fo:font-size="11pt" fo:letter-spacing="-0.002cm" fo:font-weight="bold" style:font-name-asian="Calibri2" style:font-family-asian="Calibri" style:font-family-generic-asian="system" style:font-pitch-asian="variable" style:font-size-asian="11pt" style:font-weight-asian="bold" style:font-name-complex="Calibri2" style:font-family-complex="Calibri" style:font-family-generic-complex="system" style:font-pitch-complex="variable" style:font-size-complex="11pt" style:font-weight-complex="bold" style:text-scale="100%"/>
    </style:style>
    <style:style style:name="ListLabel_20_8" style:display-name="ListLabel 8" style:family="text">
      <style:text-properties fo:font-size="10pt" style:font-name-asian="Calibri2" style:font-family-asian="Calibri" style:font-family-generic-asian="system" style:font-pitch-asian="variable" style:font-size-asian="10pt" style:font-name-complex="Calibri2" style:font-family-complex="Calibri" style:font-family-generic-complex="system" style:font-pitch-complex="variable" style:font-size-complex="10pt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95cm" fo:margin-left="0.497cm"/>
        </style:list-level-properties>
        <style:text-properties style:font-name="Calibri1"/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Calibri1"/>
      </text:list-level-style-bullet>
      <text:list-level-style-bullet text:level="3" text:style-name="ListLabel_20_3" text:bullet-char="o">
        <style:list-level-properties text:list-level-position-and-space-mode="label-alignment">
          <style:list-level-label-alignment text:label-followed-by="listtab" fo:text-indent="-0.635cm" fo:margin-left="2.745cm"/>
        </style:list-level-properties>
        <style:text-properties style:font-name="Courier New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07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9.40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2.7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text:bullet-char="●">
        <style:list-level-properties text:list-level-position-and-space-mode="label-alignment">
          <style:list-level-label-alignment text:label-followed-by="listtab" fo:text-indent="-0.295cm" fo:margin-left="0.497cm"/>
        </style:list-level-properties>
        <style:text-properties style:font-name="Calibri1"/>
      </text:list-level-style-bullet>
      <text:list-level-style-bullet text:level="2" text:style-name="ListLabel_20_5" text:bullet-char="-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Calibri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09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4.71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38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95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9.57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1.194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2.8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74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228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706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7.18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8.6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1.617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3.0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" text:bullet-char="-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Calibri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939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396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85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7.3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8.7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0.22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3.13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64cm" fo:margin-bottom="0.494cm" fo:margin-left="2.293cm" fo:margin-right="2.6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64cm" fo:margin-bottom="0.494cm" fo:margin-left="2.293cm" fo:margin-right="2.646cm" style:writing-mode="lr-tb" style:layout-grid-color="#c0c0c0" style:layout-grid-lines="268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icrosoft Word - Notice_d_utilisation_de_l_import_v20200514.docx</dc:title>
    <meta:creation-date>2021-03-10T16:20:04</meta:creation-date>
    <dc:date>2021-03-11T23:00:50.798479020</dc:date>
    <meta:editing-duration>PT2M32S</meta:editing-duration>
    <meta:generator>LibreOffice/6.4.6.2$Linux_X86_64 LibreOffice_project/40$Build-2</meta:generator>
    <meta:editing-cycles>1</meta:editing-cycles>
    <meta:document-statistic meta:table-count="0" meta:image-count="0" meta:object-count="0" meta:page-count="3" meta:paragraph-count="85" meta:word-count="531" meta:character-count="3061" meta:non-whitespace-character-count="2693"/>
    <meta:user-defined meta:name="AppVersion">12.0000</meta:user-defined>
    <meta:user-defined meta:name="Created" meta:value-type="date">2020-05-14T00:00:00</meta:user-defined>
    <meta:user-defined meta:name="Creator">Word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3-1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